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1.016cm" fo:keep-together="auto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7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18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19" style:family="paragraph" style:parent-style-name="Table_20_Contents">
      <style:text-properties fo:font-size="10pt" officeooo:paragraph-rsid="00113c43" style:font-size-asian="10pt" style:font-size-complex="10pt"/>
    </style:style>
    <style:style style:name="P20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P21" style:family="paragraph" style:parent-style-name="Standard">
      <style:paragraph-properties style:text-autospace="none" style:writing-mode="lr-tb"/>
      <style:text-properties fo:font-weight="normal" style:font-weight-asian="normal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officeooo:rsid="00171b68" officeooo:paragraph-rsid="00171b68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font-size="10pt" fo:font-style="normal" fo:font-weight="bold" officeooo:rsid="00171b68" officeooo:paragraph-rsid="00171b68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style:snap-to-layout-grid="false"/>
      <style:text-properties fo:font-size="10pt" fo:font-style="normal" fo:font-weight="bold" officeooo:rsid="00186552" officeooo:paragraph-rsid="00186552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Heading_20_1">
      <style:text-properties fo:font-weight="bold" style:font-weight-asian="bold" style:font-weight-complex="bold"/>
    </style:style>
    <style:style style:name="P28" style:family="paragraph" style:parent-style-name="Heading_20_1">
      <style:text-properties officeooo:rsid="00171b68" officeooo:paragraph-rsid="00171b68"/>
    </style:style>
    <style:style style:name="P29" style:family="paragraph" style:parent-style-name="Heading_20_8">
      <style:paragraph-properties style:snap-to-layout-grid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f5951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8" style:family="text">
      <style:text-properties officeooo:rsid="0010af42"/>
    </style:style>
    <style:style style:name="T9" style:family="text">
      <style:text-properties style:font-weight-complex="bold"/>
    </style:style>
    <style:style style:name="T10" style:family="text">
      <style:text-properties officeooo:rsid="0010af42" style:font-weight-complex="bold"/>
    </style:style>
    <style:style style:name="T11" style:family="text">
      <style:text-properties officeooo:rsid="000f5951"/>
    </style:style>
    <style:style style:name="T12" style:family="text">
      <style:text-properties officeooo:rsid="0012a8ec"/>
    </style:style>
    <style:style style:name="T13" style:family="text">
      <style:text-properties fo:font-size="12pt" fo:language="fr" fo:country="FR" style:language-asian="en" style:country-asian="US" style:font-size-complex="12pt" style:font-weight-complex="normal"/>
    </style:style>
    <style:style style:name="T14" style:family="text">
      <style:text-properties fo:font-size="12pt" fo:language="fr" fo:country="FR" officeooo:rsid="0010af42" style:language-asian="en" style:country-asian="US" style:font-size-complex="12pt" style:font-weight-complex="normal"/>
    </style:style>
    <style:style style:name="T15" style:family="text">
      <style:text-properties fo:font-size="12pt" fo:language="fr" fo:country="FR" officeooo:rsid="00171b68" style:language-asian="en" style:country-asian="US" style:font-size-complex="12pt" style:font-weight-complex="normal"/>
    </style:style>
    <style:style style:name="T16" style:family="text">
      <style:text-properties officeooo:rsid="00171b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7" text:outline-level="1">Intitulé du référentiel</text:h>
            <text:p text:style-name="P16"/>
            <text:p text:style-name="P18"><text:span text:style-name="T5">Référence de l’ancienne version </text:span>: GEN REF 11 - Révision 0<text:span text:style-name="T12">7</text:span></text:p>
            <text:p text:style-name="P16"/>
            <text:p text:style-name="P17"><text:span text:style-name="T4">Référence de la nouvelle version </text:span>: GEN REF 11 - Révision 0<text:span text:style-name="T12">8</text:span></text:p>
            <text:p text:style-name="P7"/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3">Nature des modifications apportées par la nouvelle version </text:span>:</text:h>
            <text:p text:style-name="P21"><text:span text:style-name="T13">obligation de diffuser des résultats d’essais avec le logo Cofrac, </text:span><text:span text:style-name="T14">dès lors que</text:span><text:span text:style-name="T13"> les essais sont dans la portée d’accréditation. </text:span><text:span text:style-name="T15">Notre portée d’accréditation actuelle exclut les carottes pour l’essai en compression</text:span></text:p>
          </table:table-cell>
        </table:table-row>
        <table:table-row>
          <table:table-cell table:style-name="Tableau4.A2" office:value-type="string">
            <text:h text:style-name="P28" text:outline-level="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9" text:outline-level="8">Évolutions nécessaires</text:h>
          </table:table-cell>
          <table:table-cell table:style-name="Tableau3.A1" office:value-type="string">
            <text:p text:style-name="P8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3">Les évolutions nécessitent-elles une mise à niveau des agents ?</text:p>
          </table:table-cell>
          <table:table-cell table:style-name="Tableau3.A1" office:value-type="string">
            <text:p text:style-name="P23">NON</text:p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a rédaction d'un nouveau mode opératoire ?</text:p>
          </table:table-cell>
          <table:table-cell table:style-name="Tableau3.B4" office:value-type="string">
            <text:p text:style-name="P23">NON</text:p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'achat de nouveaux matériels ou l'adaptation des matériels existants ?</text:p>
          </table:table-cell>
          <table:table-cell table:style-name="Tableau3.B4" office:value-type="string">
            <text:p text:style-name="P23">NON</text:p>
          </table:table-cell>
        </table:table-row>
        <table:table-row table:style-name="Tableau3.6">
          <table:table-cell table:style-name="Tableau3.A4" office:value-type="string">
            <text:p text:style-name="P13">Les évolutions nécessitent-elles des changements de l'environnement de travail  ?</text:p>
          </table:table-cell>
          <table:table-cell table:style-name="Tableau3.B4" office:value-type="string">
            <text:p text:style-name="P23">NON</text:p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s consignes de sécurité (salle d'essai, poste de travail)  ?</text:p>
          </table:table-cell>
          <table:table-cell table:style-name="Tableau3.B4" office:value-type="string">
            <text:p text:style-name="P23">NON</text:p>
          </table:table-cell>
        </table:table-row>
        <table:table-row table:style-name="Tableau3.1">
          <table:table-cell table:style-name="Tableau3.A4" office:value-type="string">
            <text:p text:style-name="P13">Les évolutions nécessitent-elles une information des clients ?</text:p>
          </table:table-cell>
          <table:table-cell table:style-name="Tableau3.B4" office:value-type="string">
            <text:p text:style-name="P23">NON</text:p>
          </table:table-cell>
        </table:table-row>
        <table:table-row table:style-name="Tableau3.1">
          <table:table-cell table:style-name="Tableau3.B4" table:number-columns-spanned="2" office:value-type="string">
            <text:p text:style-name="P14">BILAN :</text:p>
            <text:p text:style-name="P24">RAS</text:p>
            <text:p text:style-name="P9"/>
            <text:p text:style-name="P14">Date d'application des nouvelles dispositions : </text:p>
            <text:p text:style-name="P26">dès que possible</text:p>
            <text:p text:style-name="P9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5"/>
            <text:p text:style-name="P12">Proposé par :<text:tab/><text:span text:style-name="T16">Alexandre CUER</text:span></text:p>
            <text:p text:style-name="P13"/>
            <text:p text:style-name="P13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5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5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officeooo:paragraph-rsid="00113c43" style:font-size-asian="10pt" style:font-size-complex="10pt"/>
    </style:style>
    <style:style style:name="MP5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MP6" style:family="paragraph" style:parent-style-name="Header">
      <style:text-properties fo:font-size="6pt" style:font-size-asian="6pt" style:font-size-complex="6pt"/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5951"/>
    </style:style>
    <style:style style:name="MT2" style:family="text">
      <style:text-properties fo:background-color="#ffff00" loext:char-shading-value="0"/>
    </style:style>
    <style:style style:name="MT3" style:family="text">
      <style:text-properties officeooo:rsid="000f5951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<text:span text:style-name="MT1">Cadre selon modèle </text:span><text:bookmark-start text:name="P_REF"/>R<text:bookmark-end text:name="P_REF"/>2.DLCF.DM.005</text:p>
              <text:p text:style-name="MP4"><text:span text:style-name="MT2"/></text:p>
              <text:p text:style-name="MP5"><text:span text:style-name="MT3">11</text:span><text:span text:style-name="MT2">/01/2</text:span><text:span text:style-name="MT3">021</text:span></text:p>
            </table:table-cell>
          </table:table-row>
        </table:table>
        <text:p text:style-name="MP6"><text:tab/><text:tab/></text:p>
      </style:header>
      <style:footer>
        <text:p text:style-name="MP7"><text:file-name text:display="name">Fiche_evol_ref_GENREF11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09-06-01T18:17:35</meta:creation-date>
    <dc:date>2021-01-11T17:16:59.535000000</dc:date>
    <meta:print-date>2021-01-11T14:12:14.973000000</meta:print-date>
    <meta:editing-cycles>34</meta:editing-cycles>
    <meta:editing-duration>PT6H59M22S</meta:editing-duration>
    <meta:document-statistic meta:table-count="4" meta:image-count="0" meta:object-count="0" meta:page-count="1" meta:paragraph-count="34" meta:word-count="185" meta:character-count="1264" meta:non-whitespace-character-count="1105"/>
    <meta:user-defined meta:name="Info 1"/>
    <meta:user-defined meta:name="Info 2"/>
    <meta:user-defined meta:name="Info 3"/>
    <meta:user-defined meta:name="Info 4"/>
  </office:meta>
</office:document-meta>
</file>